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20000000203FDF7A7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adornments="Regular" style:font-family-generic="modern" style:font-pitch="fixed"/>
    <style:font-face style:name="Droid Sans Fallback1" svg:font-family="'Droid Sans Fallback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1" svg:font-family="'Droid Sans'" style:font-adornments="Bold" style:font-family-generic="swiss" style:font-pitch="variable"/>
    <style:font-face style:name="Droid Sans2" svg:font-family="'Droid Sans'" style:font-adornments="Italic" style:font-family-generic="swiss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438aa"/>
    </style:style>
    <style:style style:name="P2" style:family="paragraph" style:parent-style-name="Text_20_body">
      <style:text-properties officeooo:paragraph-rsid="0021d1bb"/>
    </style:style>
    <style:style style:name="P3" style:family="paragraph" style:parent-style-name="Text_20_body">
      <style:text-properties officeooo:paragraph-rsid="0025ae9e"/>
    </style:style>
    <style:style style:name="P4" style:family="paragraph" style:parent-style-name="Text_20_body">
      <style:text-properties officeooo:paragraph-rsid="00292c3a"/>
    </style:style>
    <style:style style:name="P5" style:family="paragraph" style:parent-style-name="Text_20_body">
      <style:text-properties officeooo:paragraph-rsid="002c7da9"/>
    </style:style>
    <style:style style:name="P6" style:family="paragraph" style:parent-style-name="Text_20_body">
      <style:text-properties officeooo:paragraph-rsid="00396b10"/>
    </style:style>
    <style:style style:name="P7" style:family="paragraph" style:parent-style-name="Text_20_body">
      <style:paragraph-properties fo:text-align="center" style:justify-single-word="false"/>
      <style:text-properties officeooo:paragraph-rsid="00443983"/>
    </style:style>
    <style:style style:name="P8" style:family="paragraph" style:parent-style-name="Text_20_body">
      <style:text-properties officeooo:paragraph-rsid="004b840a"/>
    </style:style>
    <style:style style:name="P9" style:family="paragraph" style:parent-style-name="Text_20_body">
      <style:text-properties officeooo:paragraph-rsid="00506000"/>
    </style:style>
    <style:style style:name="P10" style:family="paragraph" style:parent-style-name="Text_20_body">
      <style:text-properties officeooo:rsid="0010d86c"/>
    </style:style>
    <style:style style:name="P11" style:family="paragraph" style:parent-style-name="Text_20_body">
      <style:paragraph-properties fo:text-align="center" style:justify-single-word="false"/>
      <style:text-properties officeooo:rsid="0010d86c"/>
    </style:style>
    <style:style style:name="P12" style:family="paragraph" style:parent-style-name="Text_20_body">
      <style:text-properties officeooo:rsid="004f2e1e" officeooo:paragraph-rsid="004f2e1e" fo:background-color="#ffff00"/>
    </style:style>
    <style:style style:name="P13" style:family="paragraph" style:parent-style-name="Text_20_body">
      <style:text-properties officeooo:rsid="00558ced" officeooo:paragraph-rsid="00558ced"/>
    </style:style>
    <style:style style:name="P14" style:family="paragraph" style:parent-style-name="Text_20_body">
      <style:text-properties officeooo:rsid="004412a7" officeooo:paragraph-rsid="00453cc6"/>
    </style:style>
    <style:style style:name="P15" style:family="paragraph" style:parent-style-name="Text_20_body">
      <style:text-properties officeooo:rsid="00453cc6" officeooo:paragraph-rsid="00467e98"/>
    </style:style>
    <style:style style:name="P16" style:family="paragraph" style:parent-style-name="Text_20_body">
      <style:text-properties officeooo:rsid="002c7da9" officeooo:paragraph-rsid="002c7da9"/>
    </style:style>
    <style:style style:name="P17" style:family="paragraph" style:parent-style-name="Text_20_body">
      <style:text-properties officeooo:rsid="00315611"/>
    </style:style>
    <style:style style:name="P18" style:family="paragraph" style:parent-style-name="Text_20_body">
      <style:text-properties officeooo:rsid="0032df87" officeooo:paragraph-rsid="0032df87"/>
    </style:style>
    <style:style style:name="P19" style:family="paragraph" style:parent-style-name="Text_20_body">
      <style:text-properties officeooo:rsid="003781c9" officeooo:paragraph-rsid="003781c9"/>
    </style:style>
    <style:style style:name="P20" style:family="paragraph" style:parent-style-name="Text_20_body">
      <style:text-properties officeooo:rsid="004d050f" officeooo:paragraph-rsid="004d050f"/>
    </style:style>
    <style:style style:name="P21" style:family="paragraph" style:parent-style-name="Text_20_body">
      <style:text-properties officeooo:rsid="004d5902" officeooo:paragraph-rsid="004d5902"/>
    </style:style>
    <style:style style:name="P22" style:family="paragraph" style:parent-style-name="Text_20_body">
      <style:text-properties officeooo:rsid="004f2e1e" officeooo:paragraph-rsid="004f2e1e"/>
    </style:style>
    <style:style style:name="P23" style:family="paragraph" style:parent-style-name="Preformatted_20_Text">
      <style:text-properties officeooo:paragraph-rsid="00302335"/>
    </style:style>
    <style:style style:name="P24" style:family="paragraph" style:parent-style-name="Preformatted_20_Text">
      <style:text-properties officeooo:paragraph-rsid="0051217d"/>
    </style:style>
    <style:style style:name="P25" style:family="paragraph" style:parent-style-name="Preformatted_20_Text">
      <style:text-properties officeooo:rsid="00292c3a"/>
    </style:style>
    <style:style style:name="P26" style:family="paragraph" style:parent-style-name="Preformatted_20_Text">
      <style:text-properties officeooo:rsid="0042a012" officeooo:paragraph-rsid="004b840a"/>
    </style:style>
    <style:style style:name="P27" style:family="paragraph" style:parent-style-name="Text_20_body">
      <style:text-properties officeooo:rsid="0059439c" officeooo:paragraph-rsid="0059439c" fo:background-color="transparent"/>
    </style:style>
    <style:style style:name="P28" style:family="paragraph" style:parent-style-name="Text_20_body">
      <style:text-properties officeooo:rsid="0010d86c" officeooo:paragraph-rsid="0059f2e9" fo:background-color="transparent"/>
    </style:style>
    <style:style style:name="P29" style:family="paragraph" style:parent-style-name="Text_20_body">
      <style:text-properties officeooo:paragraph-rsid="0059f2e9"/>
    </style:style>
    <style:style style:name="P30" style:family="paragraph" style:parent-style-name="Text_20_body">
      <style:text-properties officeooo:paragraph-rsid="005c8129"/>
    </style:style>
    <style:style style:name="P31" style:family="paragraph" style:parent-style-name="Text_20_body">
      <style:text-properties officeooo:paragraph-rsid="005fb59f"/>
    </style:style>
    <style:style style:name="P32" style:family="paragraph" style:parent-style-name="Text_20_body">
      <style:text-properties officeooo:paragraph-rsid="0067fe23"/>
    </style:style>
    <style:style style:name="P3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34" style:family="paragraph" style:parent-style-name="Heading_20_4">
      <style:text-properties officeooo:paragraph-rsid="0058e0c6"/>
    </style:style>
    <style:style style:name="P35" style:family="paragraph" style:parent-style-name="Heading_20_1">
      <style:text-properties officeooo:rsid="0010d86c"/>
    </style:style>
    <style:style style:name="P36" style:family="paragraph" style:parent-style-name="Heading_20_2">
      <style:text-properties officeooo:rsid="0010d86c"/>
    </style:style>
    <style:style style:name="P37" style:family="paragraph" style:parent-style-name="Heading_20_2">
      <style:text-properties officeooo:rsid="0010d86c" officeooo:paragraph-rsid="005e6f5b"/>
    </style:style>
    <style:style style:name="P38" style:family="paragraph" style:parent-style-name="Heading_20_2">
      <style:text-properties officeooo:rsid="0012b064"/>
    </style:style>
    <style:style style:name="P39" style:family="paragraph" style:parent-style-name="Heading_20_3">
      <style:text-properties officeooo:rsid="0053e83e"/>
    </style:style>
    <style:style style:name="P40" style:family="paragraph" style:parent-style-name="Heading_20_3">
      <style:text-properties officeooo:paragraph-rsid="00453cc6"/>
    </style:style>
    <style:style style:name="P41" style:family="paragraph" style:parent-style-name="Heading_20_3">
      <style:text-properties officeooo:paragraph-rsid="0021d1bb"/>
    </style:style>
    <style:style style:name="P42" style:family="paragraph" style:parent-style-name="Heading_20_3">
      <style:text-properties officeooo:rsid="00453cc6"/>
    </style:style>
    <style:style style:name="P43" style:family="paragraph" style:parent-style-name="Heading_20_3">
      <style:text-properties officeooo:paragraph-rsid="004b840a"/>
    </style:style>
    <style:style style:name="P44" style:family="paragraph" style:parent-style-name="Heading_20_3">
      <style:text-properties officeooo:rsid="004d050f"/>
    </style:style>
    <style:style style:name="P4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officeooo:rsid="001438aa"/>
    </style:style>
    <style:style style:name="T2" style:family="text">
      <style:text-properties officeooo:rsid="00172538"/>
    </style:style>
    <style:style style:name="T3" style:family="text">
      <style:text-properties officeooo:rsid="00182396"/>
    </style:style>
    <style:style style:name="T4" style:family="text">
      <style:text-properties officeooo:rsid="00189626"/>
    </style:style>
    <style:style style:name="T5" style:family="text">
      <style:text-properties officeooo:rsid="001a53ed"/>
    </style:style>
    <style:style style:name="T6" style:family="text">
      <style:text-properties officeooo:rsid="001fe558"/>
    </style:style>
    <style:style style:name="T7" style:family="text">
      <style:text-properties officeooo:rsid="0021d1bb"/>
    </style:style>
    <style:style style:name="T8" style:family="text">
      <style:text-properties officeooo:rsid="0022cebe"/>
    </style:style>
    <style:style style:name="T9" style:family="text">
      <style:text-properties officeooo:rsid="00247a5a"/>
    </style:style>
    <style:style style:name="T10" style:family="text">
      <style:text-properties officeooo:rsid="0025ae9e"/>
    </style:style>
    <style:style style:name="T11" style:family="text">
      <style:text-properties officeooo:rsid="00262c4e"/>
    </style:style>
    <style:style style:name="T12" style:family="text">
      <style:text-properties officeooo:rsid="0026a535"/>
    </style:style>
    <style:style style:name="T13" style:family="text">
      <style:text-properties officeooo:rsid="0027a16e"/>
    </style:style>
    <style:style style:name="T14" style:family="text">
      <style:text-properties officeooo:rsid="00292c3a"/>
    </style:style>
    <style:style style:name="T15" style:family="text">
      <style:text-properties officeooo:rsid="002afaed"/>
    </style:style>
    <style:style style:name="T16" style:family="text">
      <style:text-properties officeooo:rsid="002b1625"/>
    </style:style>
    <style:style style:name="T17" style:family="text">
      <style:text-properties officeooo:rsid="002bdccb"/>
    </style:style>
    <style:style style:name="T18" style:family="text">
      <style:text-properties officeooo:rsid="002c7da9"/>
    </style:style>
    <style:style style:name="T19" style:family="text">
      <style:text-properties officeooo:rsid="002e6518"/>
    </style:style>
    <style:style style:name="T20" style:family="text">
      <style:text-properties officeooo:rsid="0032df87"/>
    </style:style>
    <style:style style:name="T21" style:family="text">
      <style:text-properties officeooo:rsid="003781c9"/>
    </style:style>
    <style:style style:name="T22" style:family="text">
      <style:text-properties officeooo:rsid="0037a7ad"/>
    </style:style>
    <style:style style:name="T23" style:family="text">
      <style:text-properties officeooo:rsid="00396b10"/>
    </style:style>
    <style:style style:name="T24" style:family="text">
      <style:text-properties officeooo:rsid="0039ab32"/>
    </style:style>
    <style:style style:name="T25" style:family="text">
      <style:text-properties officeooo:rsid="003acb83"/>
    </style:style>
    <style:style style:name="T26" style:family="text">
      <style:text-properties officeooo:rsid="003ca356"/>
    </style:style>
    <style:style style:name="T27" style:family="text">
      <style:text-properties officeooo:rsid="003dbf69"/>
    </style:style>
    <style:style style:name="T28" style:family="text">
      <style:text-properties officeooo:rsid="003e6ca4"/>
    </style:style>
    <style:style style:name="T29" style:family="text">
      <style:text-properties officeooo:rsid="003f4be5"/>
    </style:style>
    <style:style style:name="T30" style:family="text">
      <style:text-properties officeooo:rsid="004056e7"/>
    </style:style>
    <style:style style:name="T31" style:family="text">
      <style:text-properties officeooo:rsid="0040ada7"/>
    </style:style>
    <style:style style:name="T32" style:family="text">
      <style:text-properties officeooo:rsid="004247cf"/>
    </style:style>
    <style:style style:name="T33" style:family="text">
      <style:text-properties officeooo:rsid="0042a012"/>
    </style:style>
    <style:style style:name="T34" style:family="text">
      <style:text-properties officeooo:rsid="00443983"/>
    </style:style>
    <style:style style:name="T35" style:family="text">
      <style:text-properties officeooo:rsid="00453cc6"/>
    </style:style>
    <style:style style:name="T36" style:family="text">
      <style:text-properties officeooo:rsid="004b1cda"/>
    </style:style>
    <style:style style:name="T37" style:family="text">
      <style:text-properties officeooo:rsid="004b55ed"/>
    </style:style>
    <style:style style:name="T38" style:family="text">
      <style:text-properties officeooo:rsid="004b840a"/>
    </style:style>
    <style:style style:name="T39" style:family="text">
      <style:text-properties officeooo:rsid="004d050f"/>
    </style:style>
    <style:style style:name="T40" style:family="text">
      <style:text-properties officeooo:rsid="00506000"/>
    </style:style>
    <style:style style:name="T41" style:family="text">
      <style:text-properties officeooo:rsid="00509388"/>
    </style:style>
    <style:style style:name="T42" style:family="text">
      <style:text-properties officeooo:rsid="0051217d"/>
    </style:style>
    <style:style style:name="T43" style:family="text">
      <style:text-properties officeooo:rsid="0052f378"/>
    </style:style>
    <style:style style:name="T44" style:family="text">
      <style:text-properties officeooo:rsid="00530a04"/>
    </style:style>
    <style:style style:name="T45" style:family="text">
      <style:text-properties officeooo:rsid="0053e83e"/>
    </style:style>
    <style:style style:name="T46" style:family="text">
      <style:text-properties officeooo:rsid="0058e0c6"/>
    </style:style>
    <style:style style:name="T47" style:family="text">
      <style:text-properties officeooo:rsid="0058fb47"/>
    </style:style>
    <style:style style:name="T48" style:family="text">
      <style:text-properties officeooo:rsid="0059f2e9"/>
    </style:style>
    <style:style style:name="T49" style:family="text">
      <style:text-properties officeooo:rsid="0059f2e9" fo:background-color="transparent"/>
    </style:style>
    <style:style style:name="T50" style:family="text">
      <style:text-properties officeooo:rsid="005c8129" fo:background-color="transparent"/>
    </style:style>
    <style:style style:name="T51" style:family="text">
      <style:text-properties officeooo:rsid="005b1ab5"/>
    </style:style>
    <style:style style:name="T52" style:family="text">
      <style:text-properties officeooo:rsid="005e6f5b"/>
    </style:style>
    <style:style style:name="T53" style:family="text">
      <style:text-properties officeooo:rsid="005fb59f"/>
    </style:style>
    <style:style style:name="T54" style:family="text">
      <style:text-properties officeooo:rsid="00604106"/>
    </style:style>
    <style:style style:name="T55" style:family="text">
      <style:text-properties officeooo:rsid="0061c974"/>
    </style:style>
    <style:style style:name="T56" style:family="text">
      <style:text-properties officeooo:rsid="0066164d"/>
    </style:style>
    <style:style style:name="T57" style:family="text">
      <style:text-properties officeooo:rsid="0067fe23"/>
    </style:style>
    <style:style style:name="T58" style:family="text">
      <style:text-properties officeooo:rsid="006aeebf"/>
    </style:style>
    <style:style style:name="fr1" style:family="graphic" style:parent-style-name="Graphics">
      <style:graphic-properties fo:margin-top="0.1in" fo:margin-bottom="0.1in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"><text:bookmark-start text:name="__RefHeading__113_1587242066"/>Boks reference guide (draft)<text:bookmark-end text:name="__RefHeading__113_1587242066"/></text:h>
      <text:p text:style-name="P11">Sebastiaan Mathôt</text:p>
      <text:p text:style-name="P7"><text:span text:style-name="T34">Last updated: </text:span><text:span text:style-name="T34"><text:date style:data-style-name="N37" text:date-value="2012-11-18T14:58:48.99">11/18/12</text:date></text:span></text:p>
      <text:p text:style-name="P10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6"><text:a xlink:type="simple" xlink:href="#__RefHeading__113_1587242066" text:style-name="Index_20_Link" text:visited-style-name="Index_20_Link">Boks reference guide (draft)<text:tab/>1</text:a></text:p>
          <text:p text:style-name="P45"><text:a xlink:type="simple" xlink:href="#__RefHeading__548_1268580280" text:style-name="Index_20_Link" text:visited-style-name="Index_20_Link">About Boks<text:tab/>1</text:a></text:p>
          <text:p text:style-name="P45"><text:a xlink:type="simple" xlink:href="#__RefHeading__566_1268580280" text:style-name="Index_20_Link" text:visited-style-name="Index_20_Link">Availability<text:tab/>2</text:a></text:p>
          <text:p text:style-name="P45"><text:a xlink:type="simple" xlink:href="#__RefHeading__117_1587242066" text:style-name="Index_20_Link" text:visited-style-name="Index_20_Link">OpenSesame plug-in<text:tab/>2</text:a></text:p>
          <text:p text:style-name="P45"><text:a xlink:type="simple" xlink:href="#__RefHeading__119_1587242066" text:style-name="Index_20_Link" text:visited-style-name="Index_20_Link">Python module<text:tab/>2</text:a></text:p>
          <text:p text:style-name="P45"><text:a xlink:type="simple" xlink:href="#__RefHeading__121_1587242066" text:style-name="Index_20_Link" text:visited-style-name="Index_20_Link">USB Serial port communication<text:tab/>2</text:a></text:p>
          <text:p text:style-name="P33"><text:a xlink:type="simple" xlink:href="#__RefHeading__321_1587242066" text:style-name="Index_20_Link" text:visited-style-name="Index_20_Link">Timestamps<text:tab/>2</text:a></text:p>
          <text:p text:style-name="P33"><text:a xlink:type="simple" xlink:href="#__RefHeading__323_1587242066" text:style-name="Index_20_Link" text:visited-style-name="Index_20_Link">Serial port settings<text:tab/>2</text:a></text:p>
          <text:p text:style-name="P33"><text:a xlink:type="simple" xlink:href="#__RefHeading__276_1587242066" text:style-name="Index_20_Link" text:visited-style-name="Index_20_Link">CMD_RESET [001]<text:tab/>2</text:a></text:p>
          <text:p text:style-name="P33"><text:a xlink:type="simple" xlink:href="#__RefHeading__123_1587242066" text:style-name="Index_20_Link" text:visited-style-name="Index_20_Link">CMD_IDENTIFY [002]<text:tab/>2</text:a></text:p>
          <text:p text:style-name="P33"><text:a xlink:type="simple" xlink:href="#__RefHeading__127_1587242066" text:style-name="Index_20_Link" text:visited-style-name="Index_20_Link">CMD_WAIT_PRESS [003]<text:tab/>2</text:a></text:p>
          <text:p text:style-name="P33"><text:a xlink:type="simple" xlink:href="#__RefHeading__129_1587242066" text:style-name="Index_20_Link" text:visited-style-name="Index_20_Link">CMD_WAIT_RELEASE [004]<text:tab/>3</text:a></text:p>
          <text:p text:style-name="P33"><text:a xlink:type="simple" xlink:href="#__RefHeading__278_1587242066" text:style-name="Index_20_Link" text:visited-style-name="Index_20_Link">CMD_WAIT_SLEEP [005]<text:tab/>3</text:a></text:p>
          <text:p text:style-name="P33"><text:a xlink:type="simple" xlink:href="#__RefHeading__131_1587242066" text:style-name="Index_20_Link" text:visited-style-name="Index_20_Link">CMD_BUTTON_STATE [006]<text:tab/>3</text:a></text:p>
          <text:p text:style-name="P33"><text:a xlink:type="simple" xlink:href="#__RefHeading__135_1587242066" text:style-name="Index_20_Link" text:visited-style-name="Index_20_Link">CMD_SET_T1 [007]<text:tab/>3</text:a></text:p>
          <text:p text:style-name="P33"><text:a xlink:type="simple" xlink:href="#__RefHeading__137_1587242066" text:style-name="Index_20_Link" text:visited-style-name="Index_20_Link">CMD_SET_T2 [008]<text:tab/>3</text:a></text:p>
          <text:p text:style-name="P33"><text:a xlink:type="simple" xlink:href="#__RefHeading__280_1587242066" text:style-name="Index_20_Link" text:visited-style-name="Index_20_Link">CMD_SET_TIMEOUT [009]<text:tab/>3</text:a></text:p>
          <text:p text:style-name="P33"><text:a xlink:type="simple" xlink:href="#__RefHeading__282_1587242066" text:style-name="Index_20_Link" text:visited-style-name="Index_20_Link">CMD_SET_BUTTONS [010]<text:tab/>3</text:a></text:p>
          <text:p text:style-name="P33"><text:a xlink:type="simple" xlink:href="#__RefHeading__139_1587242066" text:style-name="Index_20_Link" text:visited-style-name="Index_20_Link">CMD_GET_T1 [011]<text:tab/>3</text:a></text:p>
          <text:p text:style-name="P33"><text:a xlink:type="simple" xlink:href="#__RefHeading__141_1587242066" text:style-name="Index_20_Link" text:visited-style-name="Index_20_Link">CMD_GET_T2 [012]<text:tab/>3</text:a></text:p>
          <text:p text:style-name="P33"><text:a xlink:type="simple" xlink:href="#__RefHeading__143_1587242066" text:style-name="Index_20_Link" text:visited-style-name="Index_20_Link">CMD_GET_TD [013]<text:tab/>3</text:a></text:p>
          <text:p text:style-name="P33"><text:a xlink:type="simple" xlink:href="#__RefHeading__284_1587242066" text:style-name="Index_20_Link" text:visited-style-name="Index_20_Link">CMD_GET_TIME [014]<text:tab/>3</text:a></text:p>
          <text:p text:style-name="P33"><text:a xlink:type="simple" xlink:href="#__RefHeading__286_1587242066" text:style-name="Index_20_Link" text:visited-style-name="Index_20_Link">CMD_GET_TIMEOUT [015]<text:tab/>4</text:a></text:p>
          <text:p text:style-name="P33"><text:a xlink:type="simple" xlink:href="#__RefHeading__288_1587242066" text:style-name="Index_20_Link" text:visited-style-name="Index_20_Link">CMD_GET_BUTTONS [0016]<text:tab/>4</text:a></text:p>
          <text:p text:style-name="P45"><text:a xlink:type="simple" xlink:href="#__RefHeading__145_1587242066" text:style-name="Index_20_Link" text:visited-style-name="Index_20_Link">Arduino schematics<text:tab/>4</text:a></text:p>
        </text:index-body>
      </text:table-of-content>
      <text:h text:style-name="P37" text:outline-level="2"><text:bookmark-start text:name="__RefHeading__548_1268580280"/><text:span text:style-name="T52">About Boks</text:span><text:bookmark-end text:name="__RefHeading__548_1268580280"/></text:h>
      <text:p text:style-name="P31"><text:span text:style-name="T53">Boks is an open-source response box for use in psychological/ neuroscientific experiments. </text:span><text:span text:style-name="T54">The aim is to provide a low-cost, professional grade response device, </text:span><text:span text:style-name="T55">which allows researchers to collect participant responses with sub-millisecond temporal precision. </text:span><text:span text:style-name="T56">The Boks is primarily intended for use with the OpenSesame experiment builder, but can in principle be used with any software package for conducting experiments, as long as the software </text:span><text:span text:style-name="T58">supports </text:span><text:span text:style-name="T56">either Python scripting or serial port communication.</text:span></text:p>
      <text:h text:style-name="Heading_20_2" text:outline-level="2"><text:bookmark-start text:name="__RefHeading__566_1268580280"/><text:soft-page-break/><text:span text:style-name="T57">Availability</text:span><text:bookmark-end text:name="__RefHeading__566_1268580280"/></text:h>
      <text:p text:style-name="P32"><text:span text:style-name="T57">Boks is currently under development, and is not yet available for purchase.</text:span></text:p>
      <text:h text:style-name="P36" text:outline-level="2"><text:bookmark-start text:name="__RefHeading__117_1587242066"/>OpenSesame plug-in<text:bookmark-end text:name="__RefHeading__117_1587242066"/></text:h>
      <text:p text:style-name="P28"><text:span text:style-name="T48">The OpenSesame </text:span><text:span text:style-name="T51">Boks plug-in </text:span><text:span text:style-name="T48">is located in:</text:span></text:p>
      <text:p text:style-name="Preformatted_20_Text"><text:span text:style-name="T48"/></text:p>
      <text:p text:style-name="Preformatted_20_Text"><text:span text:style-name="T48">opensesame/boks</text:span></text:p>
      <text:p text:style-name="P28"><text:span text:style-name="T48"/></text:p>
      <text:p text:style-name="P29"><text:span text:style-name="T49">To install the plug-in, copy the plug-in folder to the OpenSesame plug-in folder, as described here: </text:span><text:a xlink:type="simple" xlink:href="http://osdoc.cogsci.nl/plug-ins/12-plug-in-installation"><text:span text:style-name="T48">http://osdoc.cogsci.nl/plug-ins/12-plug-in-installation</text:span></text:a><text:span text:style-name="T48">. </text:span><text:span text:style-name="T49">After you have installed the plug-in and restarted OpenSesame, you should see the Boks plug-in icon appear in the item toolbar:</text:span></text:p>
      <text:p text:style-name="P29"><text:span text:style-name="T49"><draw:frame draw:style-name="fr1" draw:name="graphics1" text:anchor-type="as-char" svg:width="0.3563in" svg:height="0.3563in" draw:z-index="0"><draw:image xlink:href="Pictures/1000020100000020000000203FDF7A73.png" xlink:type="simple" xlink:show="embed" xlink:actuate="onLoad"/></draw:frame></text:span></text:p>
      <text:p text:style-name="P29"><text:span text:style-name="T49"/></text:p>
      <text:p text:style-name="P30"><text:span text:style-name="T50">You can test the plug-in with the test experiment, which is located in:</text:span></text:p>
      <text:p text:style-name="Preformatted_20_Text"><text:span text:style-name="T50">misc/boks_example.opensesame</text:span></text:p>
      <text:h text:style-name="P36" text:outline-level="2"><text:bookmark-start text:name="__RefHeading__119_1587242066"/>Python module<text:bookmark-end text:name="__RefHeading__119_1587242066"/></text:h>
      <text:p text:style-name="P27">The Python module is libboks.py. For documentation, see doc/libboks.html.</text:p>
      <text:h text:style-name="P36" text:outline-level="2"><text:bookmark-start text:name="__RefHeading__121_1587242066"/>USB Serial port communication<text:bookmark-end text:name="__RefHeading__121_1587242066"/></text:h>
      <text:p text:style-name="P6"><text:span text:style-name="T1">Communication occurs by sending a single command byte to the Arduino. </text:span><text:span text:style-name="T23">Depending on the command, the command byte should be followed by one or more bytes that serve as parameters. </text:span><text:span text:style-name="T1">Depending on the command, the Arduino responds by sending zero or more bytes in response. </text:span><text:span text:style-name="T2">The command bytes are </text:span><text:span text:style-name="T3">indicated </text:span><text:span text:style-name="T2">in decimal notation </text:span><text:span text:style-name="T24">in the square brackets</text:span><text:span text:style-name="T2">.</text:span></text:p>
      <text:h text:style-name="Heading_20_3" text:outline-level="3"><text:bookmark-start text:name="__RefHeading__321_1587242066"/><text:span text:style-name="T45">T</text:span><text:span text:style-name="T40">imestamps</text:span><text:bookmark-end text:name="__RefHeading__321_1587242066"/></text:h>
      <text:p text:style-name="P9"><text:span text:style-name="T40">All timestamps are in microseconds. </text:span><text:span text:style-name="T44">Only the CMD_WAIT_SLEEP command will fall back to millisecond precision when the timeout has been set to more than 16 milliseconds. This is a limitation of the Arduino.</text:span></text:p>
      <text:h text:style-name="P39" text:outline-level="3"><text:bookmark-start text:name="__RefHeading__323_1587242066"/>Serial port settings<text:bookmark-end text:name="__RefHeading__323_1587242066"/></text:h>
      <text:p text:style-name="P13">The Arduino is connected via USB as a virtual serial port device. The baudrate is 115200.</text:p>
      <text:h text:style-name="P40" text:outline-level="3"><text:bookmark-start text:name="__RefHeading__276_1587242066"/><text:span text:style-name="T33">CMD_RESET [0</text:span><text:span text:style-name="T35">01</text:span><text:span text:style-name="T33">]</text:span><text:bookmark-end text:name="__RefHeading__276_1587242066"/></text:h>
      <text:p text:style-name="P14">Resets the Boks to the initial state.</text:p>
      <text:h text:style-name="Heading_20_3" text:outline-level="3"><text:bookmark-start text:name="__RefHeading__123_1587242066"/><text:span text:style-name="T1">CMD_IDENTIFY</text:span><text:span text:style-name="T17"> </text:span><text:span text:style-name="T19">[00</text:span><text:span text:style-name="T35">2</text:span><text:span text:style-name="T19">]</text:span><text:bookmark-end text:name="__RefHeading__123_1587242066"/></text:h>
      <text:p text:style-name="P1"><text:span text:style-name="T17">Returns a</text:span><text:span text:style-name="T1"> sequence of </text:span><text:span text:style-name="T4">21 bytes, which should be interpreted as two ASCII strings. The first string is 5 bytes and contains the firmware version of the Boks. The second string is 16 bytes and contains the model description, optionally right-padded with whitespace.</text:span></text:p>
      <text:h text:style-name="Heading_20_4" text:outline-level="4"><text:bookmark-start text:name="__RefHeading__125_1587242066"/><text:span text:style-name="T6">Return ex</text:span><text:span text:style-name="T4">ampl</text:span><text:span text:style-name="T5">e</text:span><text:bookmark-end text:name="__RefHeading__125_1587242066"/></text:h>
      <text:p text:style-name="P23"><text:span text:style-name="T15">'</text:span><text:span text:style-name="T4">0.1.0dev.boks <text:s text:c="7"/></text:span><text:span text:style-name="T15">'</text:span></text:p>
      <text:h text:style-name="P41" text:outline-level="3"><text:bookmark-start text:name="__RefHeading__127_1587242066"/><text:span text:style-name="T7">CMD_WAIT_PRESS </text:span><text:span text:style-name="T19">[00</text:span><text:span text:style-name="T35">3</text:span><text:span text:style-name="T19">]</text:span><text:bookmark-end text:name="__RefHeading__127_1587242066"/></text:h>
      <text:p text:style-name="P2"><text:span text:style-name="T7">A single byte that corresponds to the button that is pressed, i.e. 1, 2, 3, or 4. If a timeout occurs (see CMD_</text:span><text:span text:style-name="T8">SET_</text:span><text:span text:style-name="T7">TIMEOUT), </text:span><text:span text:style-name="T41">255</text:span><text:span text:style-name="T7"> is returned. </text:span><text:span text:style-name="T9">Only buttons that are pressed after the command has been send are returned. </text:span><text:span text:style-name="T12">Function also sets T2 to the moment that the button press has been detected.</text:span></text:p>
      <text:h text:style-name="Heading_20_3" text:outline-level="3"><text:bookmark-start text:name="__RefHeading__129_1587242066"/><text:soft-page-break/><text:span text:style-name="T10">CMD_WAIT_RELEASE</text:span><text:span text:style-name="T17"> </text:span><text:span text:style-name="T19">[00</text:span><text:span text:style-name="T35">4</text:span><text:span text:style-name="T19">]</text:span><text:bookmark-end text:name="__RefHeading__129_1587242066"/></text:h>
      <text:p text:style-name="P3"><text:span text:style-name="T17">Returns a</text:span><text:span text:style-name="T10"> single byte that corresponds to the button that is released. </text:span><text:span text:style-name="T11">For more information,</text:span><text:span text:style-name="T10"> see CMD_WAIT_PRESS.</text:span></text:p>
      <text:h text:style-name="P42" text:outline-level="3"><text:bookmark-start text:name="__RefHeading__278_1587242066"/>CMD_WAIT_SLEEP [005]<text:bookmark-end text:name="__RefHeading__278_1587242066"/></text:h>
      <text:p text:style-name="P15">Waits for the interval specified by CMD_SET_TIMEOUT.</text:p>
      <text:h text:style-name="Heading_20_3" text:outline-level="3"><text:bookmark-start text:name="__RefHeading__131_1587242066"/><text:span text:style-name="T13">CMD_</text:span><text:span text:style-name="T37">BUTTON</text:span><text:span text:style-name="T13">_STATE</text:span><text:span text:style-name="T17"> </text:span><text:span text:style-name="T19">[00</text:span><text:span text:style-name="T36">6</text:span><text:span text:style-name="T19">]</text:span><text:bookmark-end text:name="__RefHeading__131_1587242066"/></text:h>
      <text:p text:style-name="P4"><text:span text:style-name="T17">Returns a</text:span><text:span text:style-name="T14"> single byte that contains the state for each of the buttons. The first </text:span><text:span text:style-name="T46">bit</text:span><text:span text:style-name="T14"> (rightmost) indicates the state of the first button, the second </text:span><text:span text:style-name="T46">bit</text:span><text:span text:style-name="T14"> indicates the state of the second button, etc.</text:span></text:p>
      <text:h text:style-name="Heading_20_4" text:outline-level="4"><text:bookmark-start text:name="__RefHeading__133_1587242066"/><text:span text:style-name="T14">Return example </text:span><text:span text:style-name="T46">(binary)</text:span><text:bookmark-end text:name="__RefHeading__133_1587242066"/></text:h>
      <text:p text:style-name="P25">00001111 # All buttons pressed</text:p>
      <text:p text:style-name="P25">00000010 # Button 2 pressed</text:p>
      <text:h text:style-name="Heading_20_3" text:outline-level="3"><text:bookmark-start text:name="__RefHeading__135_1587242066"/><text:span text:style-name="T16">CMD_SET_T1</text:span><text:span text:style-name="T17"> </text:span><text:span text:style-name="T19">[00</text:span><text:span text:style-name="T38">7</text:span><text:span text:style-name="T19">]</text:span><text:bookmark-end text:name="__RefHeading__135_1587242066"/></text:h>
      <text:p text:style-name="P5"><text:span text:style-name="T18">Sets the T1 (Timestamp 1) of the Arduino to the current time </text:span><text:span text:style-name="T30">in microseconds</text:span><text:span text:style-name="T18">, as measured by the Arduino's internal clock. Does not return a value.</text:span></text:p>
      <text:h text:style-name="Heading_20_3" text:outline-level="3"><text:bookmark-start text:name="__RefHeading__137_1587242066"/><text:span text:style-name="T18">CMD_SET_T2 </text:span><text:span text:style-name="T19">[00</text:span><text:span text:style-name="T38">8</text:span><text:span text:style-name="T19">]</text:span><text:bookmark-end text:name="__RefHeading__137_1587242066"/></text:h>
      <text:p text:style-name="P16">Sets the T2. For more information, see CMD_SET_T1.</text:p>
      <text:h text:style-name="P43" text:outline-level="3"><text:bookmark-start text:name="__RefHeading__280_1587242066"/><text:span text:style-name="T22">CMD_SET_TIMEOUT [0</text:span><text:span text:style-name="T38">09</text:span><text:span text:style-name="T22">]</text:span><text:bookmark-end text:name="__RefHeading__280_1587242066"/></text:h>
      <text:p text:style-name="P8"><text:span text:style-name="T22">Sets the timeout value, </text:span><text:span text:style-name="T25">which is used by CMD_WAIT_PRESS, CMD_WAIT_RELEASE, and CMD_SLEEP.</text:span><text:span text:style-name="T22"> </text:span><text:span text:style-name="T25">The </text:span><text:span text:style-name="T25">command byte should be followed </text:span><text:span text:style-name="T26">by an unsigned long (4 bytes) that </text:span><text:span text:style-name="T28">indicates</text:span><text:span text:style-name="T26"> the timeout </text:span><text:span text:style-name="T28">in </text:span><text:span text:style-name="T29">microseconds</text:span><text:span text:style-name="T26">. </text:span><text:span text:style-name="T47">The value 0 disables the timeout.</text:span></text:p>
      <text:h text:style-name="P43" text:outline-level="3"><text:bookmark-start text:name="__RefHeading__282_1587242066"/><text:span text:style-name="T27">CMD_SET_BUTTONS [0</text:span><text:span text:style-name="T38">10</text:span><text:span text:style-name="T27">]</text:span><text:bookmark-end text:name="__RefHeading__282_1587242066"/></text:h>
      <text:p text:style-name="P8"><text:span text:style-name="T27">Sets the buttons </text:span><text:span text:style-name="T31">that should be polled by CMD_WAIT_PRESS and CMD_WAIT_RELEASE. The command byte should be followed by a single byte </text:span><text:span text:style-name="T32">that indicates which buttons s</text:span><text:span text:style-name="T33">h</text:span><text:span text:style-name="T32">ould be pressed. </text:span><text:span text:style-name="T33">The first (rightmost) </text:span><text:span text:style-name="T46">bit </text:span><text:span text:style-name="T33">corresponds to the first button, etc. </text:span><text:span text:style-name="T42">To prevent deadlocks, you cannot turn off all buttons. If you try do this, by sending a 0-byte, all buttons will be switched on instead.</text:span></text:p>
      <text:h text:style-name="P34" text:outline-level="4"><text:span text:style-name="T33">Parameter example </text:span><text:span text:style-name="T46">(binary)</text:span></text:h>
      <text:p text:style-name="P26">00001111 # Poll all buttons</text:p>
      <text:p text:style-name="P26">00000011 # Only poll buttons one and two</text:p>
      <text:p text:style-name="P24"><text:span text:style-name="T42">00000000 # Turn on all buttons </text:span><text:span text:style-name="T43">(special case!)</text:span></text:p>
      <text:h text:style-name="Heading_20_3" text:outline-level="3"><text:bookmark-start text:name="__RefHeading__139_1587242066"/><text:span text:style-name="T18">CMD_GET_T1 </text:span><text:span text:style-name="T19">[0</text:span><text:span text:style-name="T39">11</text:span><text:span text:style-name="T19">]</text:span><text:bookmark-end text:name="__RefHeading__139_1587242066"/></text:h>
      <text:p text:style-name="P16">Returns T1 as an unsigned long (4 bytes).</text:p>
      <text:h text:style-name="Heading_20_3" text:outline-level="3"><text:bookmark-start text:name="__RefHeading__141_1587242066"/><text:span text:style-name="T19">CMD_GET_T2 [0</text:span><text:span text:style-name="T39">12</text:span><text:span text:style-name="T19">]</text:span><text:bookmark-end text:name="__RefHeading__141_1587242066"/></text:h>
      <text:p text:style-name="P17">Returns T2 as an unsigned long (4 bytes)</text:p>
      <text:h text:style-name="Heading_20_3" text:outline-level="3"><text:bookmark-start text:name="__RefHeading__143_1587242066"/><text:span text:style-name="T20">CMD_GET_TD [0</text:span><text:span text:style-name="T39">13</text:span><text:span text:style-name="T20">]</text:span><text:bookmark-end text:name="__RefHeading__143_1587242066"/></text:h>
      <text:p text:style-name="P18">Returns the difference between T2 and T1 (T2 – T1) as an unsigned long (4 bytes).</text:p>
      <text:h text:style-name="Heading_20_3" text:outline-level="3"><text:bookmark-start text:name="__RefHeading__284_1587242066"/><text:span text:style-name="T21">CMD_GET_TIME [01</text:span><text:span text:style-name="T39">4</text:span><text:span text:style-name="T21">]</text:span><text:bookmark-end text:name="__RefHeading__284_1587242066"/></text:h>
      <text:p text:style-name="P19">Returns the current time according to the Arduino's internal clock as an unsigned long (4 bytes).</text:p>
      <text:h text:style-name="P44" text:outline-level="3"><text:bookmark-start text:name="__RefHeading__286_1587242066"/><text:soft-page-break/>CMD_GET_TIMEOUT [015]<text:bookmark-end text:name="__RefHeading__286_1587242066"/></text:h>
      <text:p text:style-name="P20">Returns the timeout value as set by CMD_SET_TIMEOUT as an unsigned long (4 bytes).</text:p>
      <text:h text:style-name="P44" text:outline-level="3"><text:bookmark-start text:name="__RefHeading__288_1587242066"/>CMD_GET_BUTTONS [0016]<text:bookmark-end text:name="__RefHeading__288_1587242066"/></text:h>
      <text:p text:style-name="P21">Returns the active buttons as set by CMD_SET_BUTTONS as a single byte. For more information, see CMD_SET_BUTTONS.</text:p>
      <text:h text:style-name="P38" text:outline-level="2"><text:bookmark-start text:name="__RefHeading__145_1587242066"/>Arduino schematics<text:bookmark-end text:name="__RefHeading__145_1587242066"/></text:h>
      <text:p text:style-name="P12">TODO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adornments="Regular" style:font-family-generic="modern" style:font-pitch="fixed"/>
    <style:font-face style:name="Droid Sans Fallback1" svg:font-family="'Droid Sans Fallback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1" svg:font-family="'Droid Sans'" style:font-adornments="Bold" style:font-family-generic="swiss" style:font-pitch="variable"/>
    <style:font-face style:name="Droid Sans2" svg:font-family="'Droid Sans'" style:font-adornments="Italic" style:font-family-generic="swiss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Liberation Sans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1598in" fo:margin-right="0in" fo:margin-top="0in" fo:margin-bottom="0in" style:contextual-spacing="false" fo:line-height="100%" fo:text-indent="0in" style:auto-text-indent="false"/>
      <style:text-properties style:font-name="Droid Sans"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/>
      <style:text-properties style:font-name="Droid Sans1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598in" fo:margin-bottom="0.0799in" style:contextual-spacing="false" fo:line-height="100%" fo:background-color="transparent">
        <style:background-image/>
      </style:paragraph-properties>
      <style:text-properties style:font-name="Droid Sans1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598in" fo:margin-bottom="0.0799in" style:contextual-spacing="false" fo:line-height="100%"/>
      <style:text-properties style:font-name="Droid Sans1" fo:font-size="10.5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799in" fo:margin-bottom="0.0799in" style:contextual-spacing="false" fo:line-height="100%"/>
      <style:text-properties style:font-name="Droid Sans2" fo:font-size="10.5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="100%" fo:margin-left="0.1598in" fo:margin-right="0in" fo:margin-top="0in" fo:margin-bottom="0in" style:contextual-spacing="false" fo:line-height="100%" fo:text-indent="0in" style:auto-text-indent="false"/>
      <style:text-properties style:font-name="Courier New" fo:font-size="10.5pt" fo:font-weight="normal" style:font-name-asian="Droid Sans Fallback1" style:font-size-asian="10pt" style:font-name-complex="Lohit Hindi2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style:font-name="Droid Sans1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style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1T12:35:15</meta:creation-date>
    <dc:date>2012-11-18T14:58:49</dc:date>
    <meta:editing-duration>PT9H52M51S</meta:editing-duration>
    <meta:editing-cycles>92</meta:editing-cycles>
    <meta:generator>LibreOffice/3.6$Linux_X86_64 LibreOffice_project/360m1$Build-102</meta:generator>
    <meta:document-statistic meta:table-count="0" meta:image-count="1" meta:object-count="0" meta:page-count="4" meta:paragraph-count="91" meta:word-count="814" meta:character-count="5238" meta:non-whitespace-character-count="4506"/>
  </office:meta>
</office:document-meta>
</file>